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e5d2" officeooo:paragraph-rsid="0013e5d2"/>
    </style:style>
    <style:style style:name="P2" style:family="paragraph" style:parent-style-name="Standard">
      <style:text-properties fo:font-weight="bold" officeooo:rsid="0013e5d2" officeooo:paragraph-rsid="0013e5d2" style:font-weight-asian="bold" style:font-weight-complex="bold"/>
    </style:style>
    <style:style style:name="P3" style:family="paragraph" style:parent-style-name="Standard">
      <style:text-properties fo:font-weight="bold" officeooo:rsid="0014f285" officeooo:paragraph-rsid="0014f285" style:font-weight-asian="bold" style:font-weight-complex="bold"/>
    </style:style>
    <style:style style:name="P4" style:family="paragraph" style:parent-style-name="Standard">
      <style:text-properties fo:font-weight="bold" officeooo:rsid="0016c220" officeooo:paragraph-rsid="0016c220" style:font-weight-asian="bold" style:font-weight-complex="bold"/>
    </style:style>
    <style:style style:name="P5" style:family="paragraph" style:parent-style-name="Standard">
      <style:text-properties fo:font-weight="bold" officeooo:rsid="001a4b77" officeooo:paragraph-rsid="001a4b77" style:font-weight-asian="bold" style:font-weight-complex="bold"/>
    </style:style>
    <style:style style:name="P6" style:family="paragraph" style:parent-style-name="Standard">
      <style:text-properties officeooo:rsid="0014f285" officeooo:paragraph-rsid="0014f285"/>
    </style:style>
    <style:style style:name="P7" style:family="paragraph" style:parent-style-name="Standard">
      <style:text-properties officeooo:rsid="0016c220" officeooo:paragraph-rsid="0016c220"/>
    </style:style>
    <style:style style:name="P8" style:family="paragraph" style:parent-style-name="Standard">
      <style:text-properties officeooo:rsid="001a4b77" officeooo:paragraph-rsid="001a4b77"/>
    </style:style>
    <style:style style:name="P9" style:family="paragraph" style:parent-style-name="Text_20_body">
      <style:text-properties officeooo:rsid="001c1dcf" officeooo:paragraph-rsid="001c1dcf"/>
    </style:style>
    <style:style style:name="P10" style:family="paragraph" style:parent-style-name="Text_20_body">
      <style:text-properties officeooo:rsid="001db49e" officeooo:paragraph-rsid="001db49e"/>
    </style:style>
    <style:style style:name="P11" style:family="paragraph" style:parent-style-name="Text_20_body">
      <style:text-properties fo:font-weight="bold" officeooo:rsid="001db49e" officeooo:paragraph-rsid="001db49e" style:font-weight-asian="bold" style:font-weight-complex="bold"/>
    </style:style>
    <style:style style:name="P12" style:family="paragraph" style:parent-style-name="Text_20_body">
      <style:text-properties fo:font-weight="bold" officeooo:rsid="001c1dcf" officeooo:paragraph-rsid="001c1dcf" style:font-weight-asian="bold" style:font-weight-complex="bold"/>
    </style:style>
    <style:style style:name="P13" style:family="paragraph" style:parent-style-name="Text_20_body">
      <style:text-properties fo:font-weight="bold" officeooo:rsid="001eeca1" officeooo:paragraph-rsid="001eeca1" style:font-weight-asian="bold" style:font-weight-complex="bold"/>
    </style:style>
    <style:style style:name="P14" style:family="paragraph" style:parent-style-name="Text_20_body">
      <style:text-properties fo:font-weight="bold" officeooo:rsid="0021d57d" officeooo:paragraph-rsid="0021d57d" style:font-weight-asian="bold" style:font-weight-complex="bold"/>
    </style:style>
    <style:style style:name="P15" style:family="paragraph" style:parent-style-name="Text_20_body">
      <style:text-properties fo:font-weight="bold" officeooo:rsid="00225ff0" officeooo:paragraph-rsid="00225ff0" style:font-weight-asian="bold" style:font-weight-complex="bold"/>
    </style:style>
    <style:style style:name="P16" style:family="paragraph" style:parent-style-name="Text_20_body">
      <style:text-properties officeooo:rsid="001eeca1" officeooo:paragraph-rsid="001eeca1"/>
    </style:style>
    <style:style style:name="P17" style:family="paragraph" style:parent-style-name="Text_20_body">
      <style:text-properties officeooo:rsid="0021d57d" officeooo:paragraph-rsid="0021d57d"/>
    </style:style>
    <style:style style:name="P18" style:family="paragraph" style:parent-style-name="Text_20_body">
      <style:text-properties officeooo:paragraph-rsid="0021d57d"/>
    </style:style>
    <style:style style:name="P19" style:family="paragraph" style:parent-style-name="Heading_20_2">
      <style:text-properties officeooo:rsid="0021d57d" officeooo:paragraph-rsid="0021d57d"/>
    </style:style>
    <style:style style:name="T1" style:family="text">
      <style:text-properties officeooo:rsid="001498b0"/>
    </style:style>
    <style:style style:name="T2" style:family="text">
      <style:text-properties officeooo:rsid="00188f4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e7bd"/>
    </style:style>
    <style:style style:name="T5" style:family="text">
      <style:text-properties officeooo:rsid="001c1dcf"/>
    </style:style>
    <style:style style:name="T6" style:family="text">
      <style:text-properties officeooo:rsid="001db49e"/>
    </style:style>
    <style:style style:name="T7" style:family="text">
      <style:text-properties officeooo:rsid="001eeca1"/>
    </style:style>
    <style:style style:name="T8" style:family="text">
      <style:text-properties officeooo:rsid="001f61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5">Package </text:span>core</text:h>
      <text:p text:style-name="P2">Config.java</text:p>
      <text:p text:style-name="P1"><text:tab/>Configurações de diretórios e outras coisas</text:p>
      <text:p text:style-name="P2">GameWindow</text:p>
      <text:p text:style-name="P1"><text:tab/>Janela de Jogo. Deve ser estendida para criação de games. Esta possui métodos abstratos que devem ser implementados pela subclasse, sendo <text:span text:style-name="T1">update e render</text:span></text:p>
      <text:p text:style-name="P3"><text:span text:style-name="T1">P</text:span>ersistentObject</text:p>
      <text:p text:style-name="P6"><text:tab/>Interface para classes que serão persistentes, possuindo apenas o método init</text:p>
      <text:p text:style-name="P6"/>
      <text:p text:style-name="P6"/>
      <text:h text:style-name="Heading_20_2" text:outline-level="2"><text:span text:style-name="T5">Package </text:span>core.graphics</text:h>
      <text:p text:style-name="P4">ImageLoader</text:p>
      <text:p text:style-name="P7"><text:tab/><text:span text:style-name="T2">Carrega uma imagem dentro do diretório de imagens (Config.java) através de seu nome (ou subcaminho)</text:span></text:p>
      <text:p text:style-name="P7"><text:span text:style-name="T3">ImageBank</text:span><text:tab/><text:tab/></text:p>
      <text:p text:style-name="P7"><text:tab/><text:span text:style-name="T2">Armazena todas as imagens carregadas na memória.</text:span></text:p>
      <text:p text:style-name="P6"/>
      <text:p text:style-name="P6"/>
      <text:h text:style-name="Heading_20_2" text:outline-level="2"><text:span text:style-name="T5">Package </text:span>core.gameObject</text:h>
      <text:p text:style-name="P3">Sprite.java</text:p>
      <text:p text:style-name="P6"><text:tab/><text:span text:style-name="T4">possui uma imagem, uma caixa de colisão com o cenário, um conjunto de caixas de colisão de Ataque e um conjunto de caixas de colisão vulneráveis</text:span></text:p>
      <text:p text:style-name="P5"><text:span text:style-name="T4">A</text:span>nimation</text:p>
      <text:p text:style-name="P8"><text:tab/>Um conjunto de sprites e a transição desses.</text:p>
      <text:p text:style-name="P5">BaseObject</text:p>
      <text:p text:style-name="P8"><text:tab/>Classe base para objetos do game. Objetos são elementos que não pertencem ao cenário como o personágem jogável, inimigos, power-ups e enfeites (como arbustos).</text:p>
      <text:p text:style-name="P6"/>
      <text:p text:style-name="P6"/>
      <text:h text:style-name="Heading_20_2" text:outline-level="2"><text:span text:style-name="T5">Package map</text:span></text:h>
      <text:p text:style-name="P12">Tile.java</text:p>
      <text:p text:style-name="P9"><text:tab/>Representa um tile do game. Contém uma imagem não persistente, flags que indicam em quais direções o personagem e inimigos podem passar e <text:span text:style-name="T6">o tipo de terreno (a ser implementado).</text:span></text:p>
      <text:p text:style-name="P11">Tileset.java</text:p>
      <text:p text:style-name="P10"><text:tab/>O tileset é um conjunto de tiles. Este possui uma imagem não-persistente e as informações dos tiles compõem este.</text:p>
      <text:p text:style-name="P11">Map.java</text:p>
      <text:p text:style-name="P10"><text:tab/>Um conjunto de tiles. Cada posição do mapa possui referência a um tile de um tileset. O mapa possui duas camadas de tiles, sendo a inferior colidível com o personagem e objetos e a superior não colidível. Além disso o mapa possui um background.</text:p>
      <text:p text:style-name="P11">Background.java</text:p>
      <text:p text:style-name="P10"><text:tab/><text:span text:style-name="T7">Um plano de fundo. Possui várias camadas. </text:span></text:p>
      <text:p text:style-name="P13">BackgroundLayer.java</text:p>
      <text:p text:style-name="P16"><text:soft-page-break/><text:tab/>Cama do plano de fundo do mapa. Cada camada pode ser composta por uma imagem ou por uma cor sólida. Estas imagem podem se mover nas direções x e y.<text:span text:style-name="T8"> Cada camada possui uma imagem não persistente armazenada no diretório de imagens.</text:span></text:p>
      <text:h text:style-name="P19" text:outline-level="2"><text:span text:style-name="T5">Package core.phisics</text:span></text:h>
      <text:p text:style-name="P15"><text:span text:style-name="T5">C</text:span>ollisionBox.java</text:p>
      <text:p text:style-name="P17"><text:tab/>Uma simples caixa de colisão. Possui pontos posicionados dentro do sprite. Para verificar colisões é necessário transladar a caixa até a posição do personagem</text:p>
      <text:p text:style-name="P14">Vector2D.java</text:p>
      <text:p text:style-name="P17"><text:tab/>Um vetor 2D para armazenar vetores e posições (pontos)</text:p>
      <text:h text:style-name="P19" text:outline-level="2"><text:span text:style-name="T5">Package core.sound</text:span></text:h>
      <text:p text:style-name="P18"><text:span text:style-name="T5"><text:tab/>Gerenciador de som</text:span></text:p>
      <text:p text:style-name="P18"><text:span text:style-name="T5"/></text:p>
      <text:p text:style-name="P6"><text:tab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55M34S</meta:editing-duration>
    <meta:editing-cycles>14</meta:editing-cycles>
    <meta:generator>LibreOffice/4.1.1.2$Windows_x86 LibreOffice_project/7e4286b58adc75a14f6d83f53a03b6c11fa2903</meta:generator>
    <dc:date>2014-02-01T13:16:09.467000000</dc:date>
    <meta:document-statistic meta:table-count="0" meta:image-count="0" meta:object-count="0" meta:page-count="2" meta:paragraph-count="38" meta:word-count="326" meta:character-count="2107" meta:non-whitespace-character-count="1798"/>
    <meta:user-defined meta:name="Info 1"/>
    <meta:user-defined meta:name="Info 2"/>
    <meta:user-defined meta:name="Info 3"/>
    <meta:user-defined meta:name="Info 4"/>
  </office:meta>
</office:document-meta>
</file>